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8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8"/>
        <table:table-column table:style-name="co2" table:default-cell-style-name="ce29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26" office:value-type="string" calcext:value-type="string">
            <text:p>Description</text:p>
          </table:table-cell>
        </table:table-row>
        <table:table-row table:style-name="ro1">
          <table:table-cell table:style-name="ce16" office:value-type="date" office:date-value="2025-02-24" calcext:value-type="date">
            <text:p>2025-02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Looked for datasets and code-bases</text:p>
          </table:table-cell>
        </table:table-row>
        <table:table-row table:style-name="ro1">
          <table:table-cell table:style-name="ce16" office:value-type="date" office:date-value="2025-02-25" calcext:value-type="date">
            <text:p>2025-02-25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</table:table-row>
        <table:table-row table:style-name="ro1">
          <table:table-cell table:style-name="ce16" office:value-type="date" office:date-value="2025-02-26" calcext:value-type="date">
            <text:p>2025-02-26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Looked for datasets and code-bases</text:p>
          </table:table-cell>
        </table:table-row>
        <table:table-row table:style-name="ro1">
          <table:table-cell table:style-name="ce16" office:value-type="date" office:date-value="2025-02-27" calcext:value-type="date">
            <text:p>2025-02-2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</table:table-row>
        <table:table-row table:style-name="ro1">
          <table:table-cell table:style-name="ce16" office:value-type="date" office:date-value="2025-02-28" calcext:value-type="date">
            <text:p>2025-02-2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</table:table-row>
        <table:table-row table:style-name="ro1">
          <table:table-cell table:style-name="ce16" office:value-type="date" office:date-value="2025-03-01" calcext:value-type="date">
            <text:p>2025-03-0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6" office:value-type="date" office:date-value="2025-03-02" calcext:value-type="date">
            <text:p>2025-03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verse-searched papers based on original paper</text:p>
          </table:table-cell>
        </table:table-row>
        <table:table-row table:style-name="ro1">
          <table:table-cell table:style-name="ce16" office:value-type="date" office:date-value="2025-03-03" calcext:value-type="date">
            <text:p>2025-03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</table:table-row>
        <table:table-row table:style-name="ro1">
          <table:table-cell table:style-name="ce16" office:value-type="date" office:date-value="2025-03-04" calcext:value-type="date">
            <text:p>2025-03-04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</table:table-row>
        <table:table-row table:style-name="ro1">
          <table:table-cell table:style-name="ce16" office:value-type="date" office:date-value="2025-03-05" calcext:value-type="date">
            <text:p>2025-03-05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Studied papers; Met with Thomas</text:p>
          </table:table-cell>
        </table:table-row>
        <table:table-row table:style-name="ro1">
          <table:table-cell table:style-name="ce16" office:value-type="date" office:date-value="2025-03-06" calcext:value-type="date">
            <text:p>2025-03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</table:table-row>
        <table:table-row table:style-name="ro1">
          <table:table-cell table:style-name="ce16" office:value-type="date" office:date-value="2025-03-07" calcext:value-type="date">
            <text:p>2025-03-0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Acquired UrbanVehicle Dataset</text:p>
          </table:table-cell>
        </table:table-row>
        <table:table-row table:style-name="ro1">
          <table:table-cell table:style-name="ce16" office:value-type="date" office:date-value="2025-03-08" calcext:value-type="date">
            <text:p>2025-03-08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Studied papers; Searched for code-bases</text:p>
          </table:table-cell>
        </table:table-row>
        <table:table-row table:style-name="ro1">
          <table:table-cell table:style-name="ce16" office:value-type="date" office:date-value="2025-03-09" calcext:value-type="date">
            <text:p>2025-03-09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udied papers; Looked for datasets and code-bases</text:p>
          </table:table-cell>
        </table:table-row>
        <table:table-row table:style-name="ro2">
          <table:table-cell table:style-name="ce16" office:value-type="date" office:date-value="2025-03-10" calcext:value-type="date">
            <text:p>2025-03-10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Studied papers; Contacted researchers; Started exploring datasets</text:p>
          </table:table-cell>
        </table:table-row>
        <table:table-row table:style-name="ro1">
          <table:table-cell table:style-name="ce16" office:value-type="date" office:date-value="2025-03-11" calcext:value-type="date">
            <text:p>2025-03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Explored VehicleTraj dataset</text:p>
          </table:table-cell>
        </table:table-row>
        <table:table-row table:style-name="ro1">
          <table:table-cell table:style-name="ce16" office:value-type="date" office:date-value="2025-03-12" calcext:value-type="date">
            <text:p>2025-03-1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</table:table-row>
        <table:table-row table:style-name="ro1">
          <table:table-cell table:style-name="ce16" office:value-type="date" office:date-value="2025-03-13" calcext:value-type="date">
            <text:p>2025-03-1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Worked on implementation strategy</text:p>
          </table:table-cell>
        </table:table-row>
        <table:table-row table:style-name="ro1">
          <table:table-cell table:style-name="ce16" office:value-type="date" office:date-value="2025-03-14" calcext:value-type="date">
            <text:p>2025-03-1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out the map-matching library</text:p>
          </table:table-cell>
        </table:table-row>
        <table:table-row table:style-name="ro2">
          <table:table-cell table:style-name="ce16" office:value-type="date" office:date-value="2025-03-15" calcext:value-type="date">
            <text:p>2025-03-1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Wrote scripts to partition dataset; Communicated with Thomas</text:p>
          </table:table-cell>
        </table:table-row>
        <table:table-row table:style-name="ro2">
          <table:table-cell table:style-name="ce16" office:value-type="date" office:date-value="2025-03-16" calcext:value-type="date">
            <text:p>2025-03-1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Tried installing Fast Map Matching; Communicated with Tomas and Cologne chinese researcher</text:p>
          </table:table-cell>
        </table:table-row>
        <table:table-row table:style-name="ro1">
          <table:table-cell table:style-name="ce16" office:value-type="date" office:date-value="2025-03-17" calcext:value-type="date">
            <text:p>2025-03-17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arted implementation; Communicated with Thomas</text:p>
          </table:table-cell>
        </table:table-row>
        <table:table-row table:style-name="ro1">
          <table:table-cell table:style-name="ce16" office:value-type="date" office:date-value="2025-03-18" calcext:value-type="date">
            <text:p>2025-03-18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centralised offline clustering</text:p>
          </table:table-cell>
        </table:table-row>
        <table:table-row table:style-name="ro1">
          <table:table-cell table:style-name="ce16" office:value-type="date" office:date-value="2025-03-19" calcext:value-type="date">
            <text:p>2025-03-1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ixed errors and re-read paper</text:p>
          </table:table-cell>
        </table:table-row>
        <table:table-row table:style-name="ro1">
          <table:table-cell table:style-name="ce16" office:value-type="date" office:date-value="2025-03-20" calcext:value-type="date">
            <text:p>2025-03-20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Finished centralised offline clustering implementation</text:p>
          </table:table-cell>
        </table:table-row>
        <table:table-row table:style-name="ro1">
          <table:table-cell table:style-name="ce16" office:value-type="date" office:date-value="2025-03-21" calcext:value-type="date">
            <text:p>2025-03-21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</table:table-row>
        <table:table-row table:style-name="ro1">
          <table:table-cell table:style-name="ce16" office:value-type="date" office:date-value="2025-03-22" calcext:value-type="date">
            <text:p>2025-03-2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Defined Bachelor’s thesis section titles</text:p>
          </table:table-cell>
        </table:table-row>
        <table:table-row table:style-name="ro1">
          <table:table-cell table:style-name="ce16" office:value-type="date" office:date-value="2025-03-23" calcext:value-type="date">
            <text:p>2025-03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</table:table-row>
        <table:table-row table:style-name="ro1">
          <table:table-cell table:style-name="ce16" office:value-type="date" office:date-value="2025-03-24" calcext:value-type="date">
            <text:p>2025-03-24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Implemented tests and refactored project structure</text:p>
          </table:table-cell>
        </table:table-row>
        <table:table-row table:style-name="ro1">
          <table:table-cell table:style-name="ce16" office:value-type="date" office:date-value="2025-03-25" calcext:value-type="date">
            <text:p>2025-03-2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evaluation metrics</text:p>
          </table:table-cell>
        </table:table-row>
        <table:table-row table:style-name="ro3">
          <table:table-cell table:style-name="ce16" office:value-type="date" office:date-value="2025-03-26" calcext:value-type="date">
            <text:p>2025-03-2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Researched GPS reverse-engineering</text:p>
          </table:table-cell>
        </table:table-row>
        <table:table-row table:style-name="ro1">
          <table:table-cell table:style-name="ce16" office:value-type="date" office:date-value="2025-03-27" calcext:value-type="date">
            <text:p>2025-03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</table:table-row>
        <table:table-row table:style-name="ro1">
          <table:table-cell table:style-name="ce16" office:value-type="date" office:date-value="2025-03-28" calcext:value-type="date">
            <text:p>2025-03-28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Analyzed dataset</text:p>
          </table:table-cell>
        </table:table-row>
        <table:table-row table:style-name="ro3">
          <table:table-cell table:style-name="ce16" office:value-type="date" office:date-value="2025-03-29" calcext:value-type="date">
            <text:p>2025-03-2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Added Jupyter Notebook; Explored road graph; Studied across-region merging, as well as region partitioning</text:p>
          </table:table-cell>
        </table:table-row>
        <table:table-row table:style-name="ro1">
          <table:table-cell table:style-name="ce16" office:value-type="date" office:date-value="2025-03-30" calcext:value-type="date">
            <text:p>2025-03-30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Explored region partitioning (Kmeans)</text:p>
          </table:table-cell>
        </table:table-row>
        <table:table-row table:style-name="ro4">
          <table:table-cell table:style-name="ce16" office:value-type="date" office:date-value="2025-03-31" calcext:value-type="date">
            <text:p>2025-03-3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urther explored region partitioning; Started splitting up dataset; Studied region partitioning and across-region merging</text:p>
          </table:table-cell>
        </table:table-row>
        <table:table-row table:style-name="ro1">
          <table:table-cell table:style-name="ce16" office:value-type="date" office:date-value="2025-04-01" calcext:value-type="date">
            <text:p>2025-04-0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reverse-engineering GPS coordinates</text:p>
          </table:table-cell>
        </table:table-row>
        <table:table-row table:style-name="ro4">
          <table:table-cell table:style-name="ce16" office:value-type="date" office:date-value="2025-04-02" calcext:value-type="date">
            <text:p>2025-04-0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Further tried reverse-engineering GPS coordinates; Studied across-region algorithm; Further explored dataset (in particular connectivity)</text:p>
          </table:table-cell>
        </table:table-row>
        <table:table-row table:style-name="ro3">
          <table:table-cell table:style-name="ce16" office:value-type="date" office:date-value="2025-04-03" calcext:value-type="date">
            <text:p>2025-04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Further tried reverse-engineering GPS coordinates</text:p>
          </table:table-cell>
        </table:table-row>
        <table:table-row table:style-name="ro1">
          <table:table-cell table:style-name="ce16" office:value-type="date" office:date-value="2025-04-04" calcext:value-type="date">
            <text:p>2025-04-0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</table:table-row>
        <table:table-row table:style-name="ro1">
          <table:table-cell table:style-name="ce16" office:value-type="date" office:date-value="2025-04-05" calcext:value-type="date">
            <text:p>2025-04-05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Set up and explored servers</text:p>
          </table:table-cell>
        </table:table-row>
        <table:table-row table:style-name="ro1">
          <table:table-cell table:style-name="ce16" office:value-type="date" office:date-value="2025-04-06" calcext:value-type="date">
            <text:p>2025-04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</table:table-row>
        <table:table-row table:style-name="ro3">
          <table:table-cell table:style-name="ce16" office:value-type="date" office:date-value="2025-04-07" calcext:value-type="date">
            <text:p>2025-04-07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verse-engineered GPS coordinates and partitioned regions</text:p>
          </table:table-cell>
        </table:table-row>
        <table:table-row table:style-name="ro4">
          <table:table-cell table:style-name="ce16" office:value-type="date" office:date-value="2025-04-08" calcext:value-type="date">
            <text:p>2025-04-08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Refactored some code; Made decisions regarding which connectivity to choose; Experimented with region partitioning (used camera coordinates)</text:p>
          </table:table-cell>
        </table:table-row>
        <table:table-row table:style-name="ro3">
          <table:table-cell table:style-name="ce16" office:value-type="date" office:date-value="2025-04-09" calcext:value-type="date">
            <text:p>2025-04-09</text:p>
          </table:table-cell>
          <table:table-cell table:style-name="ce24"/>
          <table:table-cell table:style-name="ce27" office:value-type="string" calcext:value-type="string">
            <text:p>Defined auxillary regions; Distributed dataset to regions and auxillary regions based on time</text:p>
          </table:table-cell>
        </table:table-row>
        <table:table-row table:style-name="ro4">
          <table:table-cell table:style-name="ce16" office:value-type="date" office:date-value="2025-04-10" calcext:value-type="date">
            <text:p>2025-04-10</text:p>
          </table:table-cell>
          <table:table-cell table:style-name="ce24"/>
          <table:table-cell table:style-name="ce27" office:value-type="string" calcext:value-type="string">
            <text:p>Map Matching of ground-truth trajectories; Compared Map Matching of ground-truth trajectories and trajectories recovered from their annotated records</text:p>
          </table:table-cell>
        </table:table-row>
        <table:table-row table:style-name="ro3">
          <table:table-cell table:style-name="ce16" office:value-type="date" office:date-value="2025-04-11" calcext:value-type="date">
            <text:p>2025-04-11</text:p>
          </table:table-cell>
          <table:table-cell table:style-name="ce24"/>
          <table:table-cell table:style-name="ce27" office:value-type="string" calcext:value-type="string">
            <text:p>Meeting with Thomas; Tried to solve internet connectivity issues when connected over Tunet VPN</text:p>
          </table:table-cell>
        </table:table-row>
        <table:table-row table:style-name="ro1">
          <table:table-cell table:style-name="ce16" office:value-type="date" office:date-value="2025-04-12" calcext:value-type="date">
            <text:p>2025-04-12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13" calcext:value-type="date">
            <text:p>2025-04-13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14" calcext:value-type="date">
            <text:p>2025-04-14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15" calcext:value-type="date">
            <text:p>2025-04-15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16" calcext:value-type="date">
            <text:p>2025-04-16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17" calcext:value-type="date">
            <text:p>2025-04-17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18" calcext:value-type="date">
            <text:p>2025-04-18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19" calcext:value-type="date">
            <text:p>2025-04-19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20" calcext:value-type="date">
            <text:p>2025-04-20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21" calcext:value-type="date">
            <text:p>2025-04-21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22" calcext:value-type="date">
            <text:p>2025-04-22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23" calcext:value-type="date">
            <text:p>2025-04-23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24" calcext:value-type="date">
            <text:p>2025-04-24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25" calcext:value-type="date">
            <text:p>2025-04-25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26" calcext:value-type="date">
            <text:p>2025-04-26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27" calcext:value-type="date">
            <text:p>2025-04-27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28" calcext:value-type="date">
            <text:p>2025-04-28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29" calcext:value-type="date">
            <text:p>2025-04-29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4-30" calcext:value-type="date">
            <text:p>2025-04-30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01" calcext:value-type="date">
            <text:p>2025-05-01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02" calcext:value-type="date">
            <text:p>2025-05-02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03" calcext:value-type="date">
            <text:p>2025-05-03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04" calcext:value-type="date">
            <text:p>2025-05-04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05" calcext:value-type="date">
            <text:p>2025-05-05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06" calcext:value-type="date">
            <text:p>2025-05-06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07" calcext:value-type="date">
            <text:p>2025-05-07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08" calcext:value-type="date">
            <text:p>2025-05-08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09" calcext:value-type="date">
            <text:p>2025-05-09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10" calcext:value-type="date">
            <text:p>2025-05-10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11" calcext:value-type="date">
            <text:p>2025-05-11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12" calcext:value-type="date">
            <text:p>2025-05-12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13" calcext:value-type="date">
            <text:p>2025-05-13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14" calcext:value-type="date">
            <text:p>2025-05-14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15" calcext:value-type="date">
            <text:p>2025-05-15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16" calcext:value-type="date">
            <text:p>2025-05-16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17" calcext:value-type="date">
            <text:p>2025-05-17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18" calcext:value-type="date">
            <text:p>2025-05-18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19" calcext:value-type="date">
            <text:p>2025-05-19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20" calcext:value-type="date">
            <text:p>2025-05-20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21" calcext:value-type="date">
            <text:p>2025-05-21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22" calcext:value-type="date">
            <text:p>2025-05-22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23" calcext:value-type="date">
            <text:p>2025-05-23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24" calcext:value-type="date">
            <text:p>2025-05-24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25" calcext:value-type="date">
            <text:p>2025-05-25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26" calcext:value-type="date">
            <text:p>2025-05-26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27" calcext:value-type="date">
            <text:p>2025-05-27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28" calcext:value-type="date">
            <text:p>2025-05-28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29" calcext:value-type="date">
            <text:p>2025-05-29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30" calcext:value-type="date">
            <text:p>2025-05-30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5-31" calcext:value-type="date">
            <text:p>2025-05-31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01" calcext:value-type="date">
            <text:p>2025-06-01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02" calcext:value-type="date">
            <text:p>2025-06-02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03" calcext:value-type="date">
            <text:p>2025-06-03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04" calcext:value-type="date">
            <text:p>2025-06-04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05" calcext:value-type="date">
            <text:p>2025-06-05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06" calcext:value-type="date">
            <text:p>2025-06-06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07" calcext:value-type="date">
            <text:p>2025-06-07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08" calcext:value-type="date">
            <text:p>2025-06-08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09" calcext:value-type="date">
            <text:p>2025-06-09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10" calcext:value-type="date">
            <text:p>2025-06-10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11" calcext:value-type="date">
            <text:p>2025-06-11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12" calcext:value-type="date">
            <text:p>2025-06-12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13" calcext:value-type="date">
            <text:p>2025-06-13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14" calcext:value-type="date">
            <text:p>2025-06-14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16" calcext:value-type="date">
            <text:p>2025-06-16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17" calcext:value-type="date">
            <text:p>2025-06-17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18" calcext:value-type="date">
            <text:p>2025-06-18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19" calcext:value-type="date">
            <text:p>2025-06-19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20" calcext:value-type="date">
            <text:p>2025-06-20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21" calcext:value-type="date">
            <text:p>2025-06-21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22" calcext:value-type="date">
            <text:p>2025-06-22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23" calcext:value-type="date">
            <text:p>2025-06-23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24" calcext:value-type="date">
            <text:p>2025-06-24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25" calcext:value-type="date">
            <text:p>2025-06-25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26" calcext:value-type="date">
            <text:p>2025-06-26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27" calcext:value-type="date">
            <text:p>2025-06-27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28" calcext:value-type="date">
            <text:p>2025-06-28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29" calcext:value-type="date">
            <text:p>2025-06-29</text:p>
          </table:table-cell>
          <table:table-cell table:style-name="ce24"/>
          <table:table-cell table:style-name="ce27"/>
        </table:table-row>
        <table:table-row table:style-name="ro1">
          <table:table-cell table:style-name="ce16" office:value-type="date" office:date-value="2025-06-30" calcext:value-type="date">
            <text:p>2025-06-30</text:p>
          </table:table-cell>
          <table:table-cell table:style-name="ce24"/>
          <table:table-cell table:style-name="ce27"/>
        </table:table-row>
        <table:table-row table:style-name="ro1">
          <table:table-cell table:style-name="ce17" office:value-type="string" calcext:value-type="string">
            <text:p>Total [h]</text:p>
          </table:table-cell>
          <table:table-cell table:style-name="ce24" table:formula="of:=SUM([.B2:.B128])" office:value-type="float" office:value="106" calcext:value-type="float">
            <text:p>106</text:p>
          </table:table-cell>
          <table:table-cell table:style-name="ce28"/>
        </table:table-row>
        <table:table-row table:style-name="ro1">
          <table:table-cell table:style-name="ce17" office:value-type="string" calcext:value-type="string">
            <text:p>Average [h]</text:p>
          </table:table-cell>
          <table:table-cell table:style-name="ce25" table:formula="of:=[.B129]/COUNTIF([.B2:.B128];&quot;&lt;&gt;&quot;)" office:value-type="float" office:value="2.40909090909091" calcext:value-type="float">
            <text:p>2.41</text:p>
          </table:table-cell>
          <table:table-cell table:style-name="ce28"/>
        </table:table-row>
        <table:table-row table:style-name="ro1" table:number-rows-repeated="104844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20:02:59.8266570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4-08T20:02:15.547597387</dc:date>
    <meta:editing-duration>PT37M57S</meta:editing-duration>
    <meta:editing-cycles>46</meta:editing-cycles>
    <meta:generator>LibreOffice/24.8.6.2$Linux_X86_64 LibreOffice_project/d50be90c1d90f0f90a5235ffcbbafbbfa38a83c2</meta:generator>
    <meta:document-statistic meta:table-count="1" meta:cell-count="218" meta:object-count="0"/>
  </office:meta>
</office:document-meta>
</file>